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c7794" officeooo:paragraph-rsid="001c7794"/>
    </style:style>
    <style:style style:name="P2" style:family="paragraph" style:parent-style-name="Standard">
      <style:text-properties officeooo:rsid="001cee29" officeooo:paragraph-rsid="001cee29"/>
    </style:style>
    <style:style style:name="P3" style:family="paragraph" style:parent-style-name="Standard">
      <style:text-properties officeooo:rsid="001d5813" officeooo:paragraph-rsid="001d5813"/>
    </style:style>
    <style:style style:name="P4" style:family="paragraph" style:parent-style-name="Standard">
      <style:text-properties officeooo:rsid="001f3ba2" officeooo:paragraph-rsid="001f3ba2"/>
    </style:style>
    <style:style style:name="P5" style:family="paragraph" style:parent-style-name="Standard">
      <style:text-properties officeooo:rsid="00218b44" officeooo:paragraph-rsid="00218b44"/>
    </style:style>
    <style:style style:name="P6" style:family="paragraph" style:parent-style-name="Standard">
      <style:text-properties fo:font-weight="bold" officeooo:rsid="0021f1eb" officeooo:paragraph-rsid="0021f1eb" style:font-weight-asian="bold" style:font-weight-complex="bold"/>
    </style:style>
    <style:style style:name="P7" style:family="paragraph" style:parent-style-name="Standard">
      <style:text-properties fo:font-weight="bold" officeooo:rsid="0021f1eb" officeooo:paragraph-rsid="00236589" style:font-weight-asian="bold" style:font-weight-complex="bold"/>
    </style:style>
    <style:style style:name="P8" style:family="paragraph" style:parent-style-name="Standard">
      <style:text-properties fo:font-weight="bold" officeooo:rsid="00236589" officeooo:paragraph-rsid="00236589" style:font-weight-asian="bold" style:font-weight-complex="bold"/>
    </style:style>
    <style:style style:name="T1" style:family="text">
      <style:text-properties officeooo:rsid="001cee29"/>
    </style:style>
    <style:style style:name="T2" style:family="text">
      <style:text-properties officeooo:rsid="001f3ba2"/>
    </style:style>
    <style:style style:name="T3" style:family="text">
      <style:text-properties officeooo:rsid="00207dae"/>
    </style:style>
    <style:style style:name="T4" style:family="text">
      <style:text-properties officeooo:rsid="00218b4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3658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0 – Arsen Ignatosyan, Andrew Caruana, Van Nguyen</text:p>
      <text:p text:style-name="P1"/>
      <text:p text:style-name="P1"><text:span text:style-name="T5">Task 1.1</text:span> – <text:span text:style-name="T1">Classification of handwritten numbers using center points in 256-dimensional space, assessing difficulty based on the distances based on these centers. </text:span></text:p>
      <text:p text:style-name="P1"/>
      <text:p text:style-name="P2">The output of this task was matrix of 0-9 numbers and it’s similarity in pairs. The pair of numbers that are close to each other are (3,5); (5,6); (4,9); (7,9) and (8,9)</text:p>
      <text:p text:style-name="P2"/>
      <text:p text:style-name="P3"><text:span text:style-name="T5">Task 1.2</text:span> – Usage of PCA, U-MAP, and T-SNE dimensionality reduction methods on MNIST data, generating visualization of digit classes. Asses whether our intuition aligns with these visualization and the between-class distance matrix. </text:p>
      <text:p text:style-name="P3"/>
      <text:p text:style-name="P3">PCA: Number 1 distinctively clustered together away from other numbers. <text:span text:style-name="T2">Rest of numbers and their clusters are close to each. </text:span>Small overlap with pairs (5,6) therefore intuition not true and same for pair (8,9) . Pair (4,9) <text:s/>noticeable overlap therefore intuition true and same for (7,9). </text:p>
      <text:p text:style-name="P3"/>
      <text:p text:style-name="P4">T-SNE: <text:span text:style-name="T3">Each number has its own cluster. Cluster that is distinctively by itself is therefore less likely misclassified for another. Which is true for (0, 1, 2, 6). </text:span><text:span text:style-name="T4">While 6 is mentioned in our intuition with this reduction method we can see that it was skewed only 3 times with number 5. Numbers 4, 7, 9 are closely clustered together (as well as 3, 5 and 8) indicating their mutual misclassification. </text:span></text:p>
      <text:p text:style-name="P4"/>
      <text:p text:style-name="P5">U-MAP: This method reinforces misclassified clusters (4,7,9) and (3,5,8) but with greater emphasis than previous one. Also shows more clearly how occasional numbers end up in foreign clusters. </text:p>
      <text:p text:style-name="P5"/>
      <text:p text:style-name="P6">Task 1.3 – <text:span text:style-name="T6">Employment of inter-class distances from task 1.1 to implement a Nearest Mean Classifier, applying it to both the training and test test with centers derived from a training data.</text:span></text:p>
      <text:p text:style-name="P6"><text:span text:style-name="T6"/></text:p>
      <text:p text:style-name="P6"><text:span text:style-name="T6">Nearest mean classifier from scikit-learn with training data and then assessment on test data. Training score 86,35 % and test score of 80,4 %.</text:span></text:p>
      <text:p text:style-name="P6"><text:span text:style-name="T6"/></text:p>
      <text:p text:style-name="P6">Task 1.4 –<text:span text:style-name="T6"> Implementation of KNN classification with repeating procedure in task 1.3 for both KNN and NMC. </text:span></text:p>
      <text:p text:style-name="P6"><text:span text:style-name="T6"/></text:p>
      <text:p text:style-name="P7"><text:span text:style-name="T6">For NMC the </text:span><text:span text:style-name="T7">highest value in confusion matrix was on contrary with a pair (0,6) in 23 instances. Second being pair (2,8) with 13 instances.</text:span></text:p>
      <text:p text:style-name="P7"><text:span text:style-name="T7"/></text:p>
      <text:p text:style-name="P7"><text:span text:style-name="T7">For KNN the highest value in confusion matrix was (3,5) and second being pairs (0,7) and (0,2) with values 8 and 7 retrospectively. </text:span></text:p>
      <text:p text:style-name="P7"><text:span text:style-name="T7"/></text:p>
      <text:p text:style-name="P8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08:15.687595336</meta:creation-date>
    <dc:date>2023-09-18T16:56:24.065328013</dc:date>
    <meta:editing-duration>PT18M55S</meta:editing-duration>
    <meta:editing-cycles>1</meta:editing-cycles>
    <meta:document-statistic meta:table-count="0" meta:image-count="0" meta:object-count="0" meta:page-count="1" meta:paragraph-count="12" meta:word-count="359" meta:character-count="2216" meta:non-whitespace-character-count="1856"/>
    <meta:generator>LibreOffice/7.3.7.2$Linux_X86_64 LibreOffice_project/30$Build-2</meta:generator>
  </office:meta>
</office:document-meta>
</file>